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e8f3d" officeooo:paragraph-rsid="000e8f3d"/>
    </style:style>
    <style:style style:name="P2" style:family="paragraph" style:parent-style-name="Standard">
      <style:paragraph-properties fo:text-align="start" style:justify-single-word="false"/>
      <style:text-properties officeooo:rsid="000e8f3d" officeooo:paragraph-rsid="000e8f3d"/>
    </style:style>
    <style:style style:name="P3" style:family="paragraph" style:parent-style-name="Text_20_body">
      <style:paragraph-properties fo:text-align="justify" style:justify-single-word="false" style:writing-mode="lr-tb"/>
    </style:style>
    <style:style style:name="P4" style:family="paragraph" style:parent-style-name="Text_20_body">
      <style:paragraph-properties fo:margin-top="0in" fo:margin-bottom="0.1in" loext:contextual-spacing="false" fo:line-height="120%"/>
    </style:style>
    <style:style style:name="P5" style:family="paragraph" style:parent-style-name="Heading_20_2">
      <style:text-properties fo:font-size="14pt" fo:font-weight="normal" style:font-size-asian="14pt" style:font-weight-asian="normal" style:font-size-complex="14pt" style:font-weight-complex="normal"/>
    </style:style>
    <style:style style:name="P6" style:family="paragraph" style:parent-style-name="Heading_20_3">
      <style:paragraph-properties fo:text-align="start" style:justify-single-word="false"/>
      <style:text-properties style:font-name="Arial" fo:font-size="12pt" officeooo:rsid="000e8f3d" officeooo:paragraph-rsid="000e8f3d"/>
    </style:style>
    <style:style style:name="P7" style:family="paragraph" style:parent-style-name="Standard">
      <style:paragraph-properties fo:text-align="start" style:justify-single-word="false"/>
      <style:text-properties fo:font-variant="normal" fo:text-transform="none" style:text-line-through-style="none" style:text-line-through-type="none" fo:font-style="normal" style:text-underline-style="none" fo:font-weight="normal" officeooo:rsid="000e8f3d" officeooo:paragraph-rsid="000e8f3d" style:text-blinking="false" fo:background-color="#ffffff"/>
    </style:style>
    <style:style style:name="P8" style:family="paragraph" style:parent-style-name="Standard" style:list-style-name=""/>
    <style:style style:name="P9" style:family="paragraph" style:parent-style-name="Text_20_body" style:list-style-name="L1">
      <style:paragraph-properties fo:margin-top="0in" fo:margin-bottom="0in" loext:contextual-spacing="false" fo:text-align="justify" style:justify-single-word="false" style:writing-mode="lr-tb"/>
    </style:style>
    <style:style style:name="P10" style:family="paragraph" style:parent-style-name="Text_20_body" style:list-style-name="L1">
      <style:paragraph-properties fo:text-align="justify" style:justify-single-word="false" style:writing-mode="lr-tb"/>
    </style:style>
    <style:style style:name="P11" style:family="paragraph" style:parent-style-name="Text_20_body" style:list-style-name="L2">
      <style:paragraph-properties fo:margin-top="0in" fo:margin-bottom="0.1in" loext:contextual-spacing="false" fo:line-height="120%"/>
    </style:style>
    <style:style style:name="T1" style:family="text">
      <style:text-properties fo:font-weight="normal"/>
    </style:style>
    <style:style style:name="T2" style:family="text">
      <style:text-properties fo:font-weight="normal" officeooo:rsid="00129ddf"/>
    </style:style>
    <style:style style:name="T3" style:family="text">
      <style:text-properties style:font-name="Arial" fo:font-size="12pt"/>
    </style:style>
    <style:style style:name="T4"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5" style:family="text">
      <style:text-properties fo:font-variant="normal" fo:text-transform="none" style:text-line-through-style="none" style:text-line-through-type="none" fo:font-style="normal" style:text-underline-style="none" fo:font-weight="normal" style:text-blinking="false" fo:background-color="#ffffff" loext:char-shading-value="0"/>
    </style:style>
    <style:style style:name="T6" style:family="text">
      <style:text-properties fo:font-variant="normal" fo:text-transform="none" style:text-line-through-style="none" style:text-line-through-type="none" fo:font-style="normal" style:text-underline-style="none" fo:font-weight="normal" officeooo:rsid="000f75f2" style:text-blinking="false" fo:background-color="#ffffff" loext:char-shading-valu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ÔNG BÁO PHÁT HÀNH </text:p>
      <text:p text:style-name="P1">HỆ THỐNG TỔ CHỨC THI TRẮC NGHIỆM TRỰC TUYẾN AZTEST</text:p>
      <text:p text:style-name="P2"/>
      <text:p text:style-name="P2"><text:span text:style-name="Strong_20_Emphasis"><text:span text:style-name="T1">Sau gần 5 tháng</text:span></text:span><text:span text:style-name="Strong_20_Emphasis"> </text:span><text:span text:style-name="Strong_20_Emphasis"><text:span text:style-name="T1">phát hành phiên bản thử nghiệm, tiếp thu ý kiến đóng góp của cộng đồng mạng và đã tiến hành cải tiến. Hôm nay 11/</text:span></text:span><text:span text:style-name="Strong_20_Emphasis"><text:span text:style-name="T2">02</text:span></text:span><text:span text:style-name="Strong_20_Emphasis"><text:span text:style-name="T1">/201</text:span></text:span><text:span text:style-name="Strong_20_Emphasis"><text:span text:style-name="T2">8</text:span></text:span><text:span text:style-name="Strong_20_Emphasis"><text:span text:style-name="T1">, </text:span></text:span><text:span text:style-name="Strong_20_Emphasis">CÔNG TY TNHH PHÁT TRIỂN VÀ DỊCH VỤ NGUỒN MỞ THUẬN ĐỨC - TDFOSS.,LTD </text:span><text:span text:style-name="Strong_20_Emphasis"><text:span text:style-name="T1">xin trân trọng thông báo chính thức phát hành "HỆ THỐNG TỔ CHỨC THI TRẮC NGHIỆM TRỰC TUYẾN AZTEST"</text:span></text:span><text:span text:style-name="T4">.</text:span></text:p>
      <text:p text:style-name="P1"/>
      <text:p text:style-name="P2">AZtest là hệ thống tổ chức thi trắc nghiệm trực tuyến với tính năng chính là tạo website trắc nghiệm độc lập, với tên miền riêng, giáo viên hoàn toàn có thể tự xây dựng cho mình một website trắc nghiệm với đầy đủ các tính năng cơ bản </text:p>
      <text:p text:style-name="P2"/>
      <text:p text:style-name="P2">Với kho giao diện phong phú, đa dạng, dễ dàng tích hợp thêm nhiều module mở rộng làm cho website nổi bật hơn. <text:span text:style-name="T4">Đặc biệt Aztest được tối ưu nhằm đạt được tốc độ truy cập nhanh nhất, chạy tốt trên các trình duyệt và thiết bị mobile, thân thiện với công cụ tìm kiếm</text:span><text:span text:style-name="T5">.</text:span></text:p>
      <text:p text:style-name="P7"><text:s/></text:p>
      <text:h text:style-name="P6" text:outline-level="3"><text:span text:style-name="T5">CÁC </text:span><text:span text:style-name="T6">TÍNH NĂNG NỔI BẬT</text:span><text:span text:style-name="T5">:</text:span></text:h>
      <text:list xml:id="list5960025952428747269" text:style-name="L1">
        <text:list-item>
          <text:p text:style-name="P9"><text:span text:style-name="T3">Tạo đề thi theo nhóm và chủ đề, không giới hạn</text:span> </text:p>
        </text:list-item>
        <text:list-item>
          <text:p text:style-name="P9"><text:span text:style-name="T3">Nhập đề thi từ Microsoft Word</text:span> </text:p>
        </text:list-item>
        <text:list-item>
          <text:p text:style-name="P9"><text:span text:style-name="T3">Phân quyền quản lý thư viện đề thi</text:span> </text:p>
        </text:list-item>
        <text:list-item>
          <text:p text:style-name="P9"><text:span text:style-name="T3">Phân quyền thành viên tham gia làm bài</text:span> </text:p>
        </text:list-item>
        <text:list-item>
          <text:p text:style-name="P9"><text:span text:style-name="T3">Tạo đề thi </text:span><text:span text:style-name="Strong_20_Emphasis"><text:span text:style-name="T3">Tự luyện</text:span></text:span><text:span text:style-name="T3">, hoặc </text:span><text:span text:style-name="Strong_20_Emphasis"><text:span text:style-name="T3">Chấm điểm</text:span></text:span> </text:p>
        </text:list-item>
        <text:list-item>
          <text:p text:style-name="P9"><text:span text:style-name="T3">Cấu hình thang điểm, thời gian làm bài</text:span> </text:p>
        </text:list-item>
        <text:list-item>
          <text:p text:style-name="P9"><text:span text:style-name="T3">Xem lại lịch sử thi của học sinh</text:span> </text:p>
        </text:list-item>
        <text:list-item>
          <text:p text:style-name="P9"><text:span text:style-name="T3">Xếp loại kết quả học sinh tham gia</text:span> </text:p>
        </text:list-item>
        <text:list-item>
          <text:p text:style-name="P9"><text:span text:style-name="T3">Hiển thị ngẫu nhiên câu hỏi và đáp án dựa trên đề gốc</text:span> </text:p>
        </text:list-item>
        <text:list-item>
          <text:p text:style-name="P10"><text:span text:style-name="T3">Bộ đếm ngược thời gian làm bài, tự động thu bài khi hết giờ</text:span> </text:p>
        </text:list-item>
      </text:list>
      <text:h text:style-name="P8" text:outline-level="2">ĐĂNG KÝ SỬ DỤNG</text:h>
      <text:list xml:id="list6886573491224109192" text:style-name="L2">
        <text:list-item>
          <text:p text:style-name="P11">Truy cập <text:a xlink:type="simple" xlink:href="https://aztest.vn/site/register/" text:style-name="Internet_20_link" text:visited-style-name="Visited_20_Internet_20_Link">https://aztest.vn/site/register/</text:a> và điền đầy đủ thông tin</text:p>
        </text:list-item>
        <text:list-item>
          <text:p text:style-name="P11">Bộ phận văn phòng của <text:span text:style-name="Strong_20_Emphasis">AZtest</text:span> sẽ tiến hành khởi tạo website (giờ hành chính) theo thông tin đã khai báo, và gửi thông tin tài khoản về email đã khai báo</text:p>
        </text:list-item>
      </text:list>
      <text:h text:style-name="P5" text:outline-level="2">TÀI LIỆU HƯỚNG DẪN</text:h>
      <text:p text:style-name="P4">Hướng dẫn sử dụng <text:a xlink:type="simple" xlink:href="https://aztest.vn/tai-lieu/" text:style-name="Internet_20_link" text:visited-style-name="Visited_20_Internet_20_Link">https://aztest.vn/tai-lieu/</text:a></text:p>
      <text:p text:style-name="P3"/>
      <text:p text:style-name="P7"/>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09:16:25.080732509</meta:creation-date>
    <dc:date>2018-02-23T10:23:17.430903331</dc:date>
    <meta:editing-duration>PT4M18S</meta:editing-duration>
    <meta:editing-cycles>3</meta:editing-cycles>
    <meta:generator>LibreOffice/5.1.6.2$Linux_X86_64 LibreOffice_project/10m0$Build-2</meta:generator>
    <meta:document-statistic meta:table-count="0" meta:image-count="0" meta:object-count="0" meta:page-count="1" meta:paragraph-count="22" meta:word-count="343" meta:character-count="1609" meta:non-whitespace-character-count="1286"/>
  </office:meta>
</office:document-meta>
</file>